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25-10-08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25-04-10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25-01-13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24-10-07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24-04-10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24-01-02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23-01-19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22-04-18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22-01-12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21-10-26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21-04-13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21-01-11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20-01-07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19-10-22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19-01-17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18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18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18-01-23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17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17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17-01-11 20:03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16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16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1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15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15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1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14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14-01-14 21:55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13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13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13-01-25 18:16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12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12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12-01-11 18:08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11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11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11-01-04 19:12:4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10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10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10-01-11 19:34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09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09-01-08 15:02:5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0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08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08-01-04 18:27:4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07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07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07-01-04 18:49:3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06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06-01-10 17:58:5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05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05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0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05-01-12 16:47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04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0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04-01-08 21:10:3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03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03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0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03-01-08 15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0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02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02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02-01-07 23:15:5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01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01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01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0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01-01-16 17:48:2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00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00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0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2000-01-13 20:45:2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1999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1999-01-15 00:44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199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1998-01-15 18:55:0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1997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199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1997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199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199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199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199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199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198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01099190201</text:p>
          </table:table-cell>
          <table:table-cell office:value-type="string" calcext:value-type="string">
            <text:p>25S 18W 20AAB 01</text:p>
          </table:table-cell>
          <table:table-cell office:value-type="string" calcext:value-type="string">
            <text:p>1988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94" meta:object-count="0"/>
    <meta:user-defined meta:name="AppVersion">3.0</meta:user-defined>
  </office:meta>
</office:document-meta>
</file>